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initial shoot growth presence" calcext:value-type="string">
            <text:p>initial shoot growth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nitial shoot growth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initial shoot growths {$initial shoot growth} on a {whole plant}." calcext:value-type="string">
            <text:p>A {plant phenological trait} that is measured by the number of initial shoot growths {$initial shoot growth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vegetative bud'</text:p>
          </table:table-cell>
          <table:table-cell table:style-name="ce7" table:formula="of:=CONCATENATE(&quot;A {plant phenological trait} that is measured by the number of &quot;; SUBSTITUTE(SUBSTITUTE([.E12]; &quot;PO:&quot;; &quot;&quot;); &quot;'&quot;; &quot;&quot;); &quot;s {$&quot;; [.E12]; &quot;} on a {whole plant}.&quot;)" office:value-type="string" office:string-value="A {plant phenological trait} that is measured by the number of vegetative buds {$PO:'vegetative bud'} on a {whole plant}." calcext:value-type="string">
            <text:p>A {plant phenological trait} that is measured by the number of vegetative buds {$PO:'vegeta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dormant leaf bud presence" calcext:value-type="string">
            <text:p>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dormant leaf buds {$dormant leaf bud} on a {whole plant}." calcext:value-type="string">
            <text:p>A {plant phenological trait} that is measured by the number of dormant leaf buds {$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4]; &quot; presence&quot;)" office:value-type="string" office:string-value="non-dormant leaf bud presence" calcext:value-type="string">
            <text:p>non-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leaf bud</text:p>
          </table:table-cell>
          <table:table-cell table:style-name="ce8" table:formula="of:=CONCATENATE(&quot;A {plant phenological trait} that is measured by the number of &quot;; [.E14]; &quot;s {$&quot;; [.E14]; &quot;} on a {whole plant}.&quot;)" office:value-type="string" office:string-value="A {plant phenological trait} that is measured by the number of non-dormant leaf buds {$non-dormant leaf bud} on a {whole plant}." calcext:value-type="string">
            <text:p>A {plant phenological trait} that is measured by the number of non-dormant leaf buds {$non-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5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5]; &quot;s {$&quot;; [.E15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6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6]; &quot;s {$&quot;; [.E16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6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6]; &quot;leaf&quot;; &quot;leaves&quot;); &quot; {$&quot;; [.E26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table:formula="of:=CONCATENATE([.E27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7]; &quot;leaf&quot;; &quot;leaves&quot;); &quot; {$&quot;; [.E27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8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8]; &quot;leaf&quot;; &quot;leaves&quot;); &quot; {$&quot;; [.E28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SUBSTITUTE(SUBSTITUTE([.E31]; &quot;PO:&quot;; &quot;&quot;); &quot;'&quot;; &quot;&quot;); &quot; presence&quot;)" office:value-type="string" office:string-value="reproductive bud presence" calcext:value-type="string">
            <text:p>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reproductive bud'</text:p>
          </table:table-cell>
          <table:table-cell table:style-name="ce7" table:formula="of:=CONCATENATE(&quot;A {plant phenological trait} that is measured by the number of &quot;; SUBSTITUTE(SUBSTITUTE([.E31]; &quot;PO:&quot;; &quot;&quot;); &quot;'&quot;; &quot;&quot;); &quot;s {$&quot;; [.E31]; &quot;} on a {whole plant}.&quot;)" office:value-type="string" office:string-value="A {plant phenological trait} that is measured by the number of reproductive buds {$PO:'reproductive bud'} on a {whole plant}." calcext:value-type="string">
            <text:p>A {plant phenological trait} that is measured by the number of reproductive buds {$PO:'reproduc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table:formula="of:=CONCATENATE([.E32]; &quot; presence&quot;)" office:value-type="string" office:string-value="dormant reproductive bud presence" calcext:value-type="string">
            <text:p>dormant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reproductive bud</text:p>
          </table:table-cell>
          <table:table-cell table:style-name="ce7" table:formula="of:=CONCATENATE(&quot;A {plant phenological trait} that is measured by the number of &quot;; [.E32]; &quot;s {$&quot;; [.E32]; &quot;} on a {whole plant}.&quot;)" office:value-type="string" office:string-value="A {plant phenological trait} that is measured by the number of dormant reproductive buds {$dormant reproductive bud} on a {whole plant}." calcext:value-type="string">
            <text:p>A {plant phenological trait} that is measured by the number of dormant reproductive buds {$dormant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non-dormant reproductive bud presence" calcext:value-type="string">
            <text:p>non-dormant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reproductive bud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non-dormant reproductive buds {$non-dormant reproductive bud} on a {whole plant}." calcext:value-type="string">
            <text:p>A {plant phenological trait} that is measured by the number of non-dormant reproductive buds {$non-dormant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swelling reproductive bud presence" calcext:value-type="string">
            <text:p>swelling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reproductive bud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swelling reproductive buds {$swelling reproductive bud} on a {whole plant}." calcext:value-type="string">
            <text:p>A {plant phenological trait} that is measured by the number of swelling reproductive buds {$swelling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breaking reproductive bud presence" calcext:value-type="string">
            <text:p>breaking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reproductive bud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breaking reproductive buds {$breaking reproductive bud} on a {whole plant}." calcext:value-type="string">
            <text:p>A {plant phenological trait} that is measured by the number of breaking reproductive buds {$breaking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SUBSTITUTE(SUBSTITUTE([.E36]; &quot;PO:&quot;; &quot;&quot;); &quot;'&quot;; &quot;&quot;); &quot; presence&quot;)" office:value-type="string" office:string-value="flower bud presence" calcext:value-type="string">
            <text:p>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 bud'</text:p>
          </table:table-cell>
          <table:table-cell table:style-name="ce7" table:formula="of:=CONCATENATE(&quot;A {plant phenological trait} that is measured by the number of &quot;; SUBSTITUTE(SUBSTITUTE([.E36]; &quot;PO:&quot;; &quot;&quot;); &quot;'&quot;; &quot;&quot;); &quot;s {$&quot;; [.E36]; &quot;} on a {whole plant}.&quot;)" office:value-type="string" office:string-value="A {plant phenological trait} that is measured by the number of flower buds {$PO:'flower bud'} on a {whole plant}." calcext:value-type="string">
            <text:p>A {plant phenological trait} that is measured by the number of flower buds {$PO:'flower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SUBSTITUTE(SUBSTITUTE([.E37]; &quot;PO:&quot;; &quot;&quot;); &quot;'&quot;; &quot;&quot;); &quot; presence&quot;)" office:value-type="string" office:string-value="inflorescence bud presence" calcext:value-type="string">
            <text:p>inflorescenc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 bud'</text:p>
          </table:table-cell>
          <table:table-cell table:style-name="ce7" table:formula="of:=CONCATENATE(&quot;A {plant phenological trait} that is measured by the number of &quot;; SUBSTITUTE(SUBSTITUTE([.E37]; &quot;PO:&quot;; &quot;&quot;); &quot;'&quot;; &quot;&quot;); &quot;s {$&quot;; [.E37]; &quot;} on a {whole plant}.&quot;)" office:value-type="string" office:string-value="A {plant phenological trait} that is measured by the number of inflorescence buds {$PO:'inflorescence bud'} on a {whole plant}." calcext:value-type="string">
            <text:p>A {plant phenological trait} that is measured by the number of inflorescence buds {$PO:'inflorescenc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[.E38]; &quot; presence&quot;)" office:value-type="string" office:string-value="non-dormant reproductive bud or fresh flower presence" calcext:value-type="string">
            <text:p>non-dormant reproductive bud or 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reproductive bud or fresh flower</text:p>
          </table:table-cell>
          <table:table-cell table:style-name="ce7" table:formula="of:=CONCATENATE(&quot;A {plant phenological trait} that is measured by the number of &quot;; [.E38]; &quot;s {$&quot;; [.E38]; &quot;} on a {whole plant}.&quot;)" office:value-type="string" office:string-value="A {plant phenological trait} that is measured by the number of non-dormant reproductive bud or fresh flowers {$non-dormant reproductive bud or fresh flower} on a {whole plant}." calcext:value-type="string">
            <text:p>A {plant phenological trait} that is measured by the number of non-dormant reproductive bud or fresh flowers {$non-dormant reproductive bud or 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SUBSTITUTE(SUBSTITUTE([.E39]; &quot;PO:&quot;; &quot;&quot;); &quot;'&quot;; &quot;&quot;); &quot; presence&quot;)" office:value-type="string" office:string-value="flower presence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&quot;; SUBSTITUTE(SUBSTITUTE([.E39]; &quot;PO:&quot;; &quot;&quot;); &quot;'&quot;; &quot;&quot;); &quot;s {$&quot;; [.E39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table:formula="of:=CONCATENATE([.E40]; &quot; presence&quot;)" office:value-type="string" office:string-value="fresh flower presence" calcext:value-type="string">
            <text:p>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</text:p>
          </table:table-cell>
          <table:table-cell table:style-name="ce7" table:formula="of:=CONCATENATE(&quot;A {plant phenological trait} that is measured by the number of &quot;; [.E40]; &quot;s {$&quot;; [.E40]; &quot;} on a {whole plant}.&quot;)" office:value-type="string" office:string-value="A {plant phenological trait} that is measured by the number of fresh flowers {$fresh flower} on a {whole plant}." calcext:value-type="string">
            <text:p>A {plant phenological trait} that is measured by the number of fresh flowers {$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'</text:p>
          </table:table-cell>
          <table:table-cell table:style-name="ce7" table:formula="of:=CONCATENATE(&quot;A {plant phenological trait} that is measured by the number of flower heads {$&quot;; [.E41]; &quot;} on a {whole plant}.&quot;)" office:value-type="string" office:string-value="A {plant phenological trait} that is measured by the number of flower heads {$PO:'inflorescence'} on a {whole plant}." calcext:value-type="string">
            <text:p>A {plant phenological trait} that is measured by the number of flower heads {$PO:'inflorescence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2]; &quot; presence&quot;)" office:value-type="string" office:string-value="fresh flower head presence" calcext:value-type="string">
            <text:p>fresh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 head</text:p>
          </table:table-cell>
          <table:table-cell table:style-name="ce7" table:formula="of:=CONCATENATE(&quot;A {plant phenological trait} that is measured by the number of &quot;; [.E42]; &quot;s {$&quot;; [.E42]; &quot;} on a {whole plant}.&quot;)" office:value-type="string" office:string-value="A {plant phenological trait} that is measured by the number of fresh flower heads {$fresh flower head} on a {whole plant}." calcext:value-type="string">
            <text:p>A {plant phenological trait} that is measured by the number of fresh flower heads {$fresh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3]; &quot; presence&quot;)" office:value-type="string" office:string-value="unopened flower presence" calcext:value-type="string">
            <text:p>un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</text:p>
          </table:table-cell>
          <table:table-cell table:style-name="ce7" table:formula="of:=CONCATENATE(&quot;A {plant phenological trait} that is measured by the number of &quot;; [.E43]; &quot;s {$&quot;; [.E43]; &quot;} on a {whole plant}.&quot;)" office:value-type="string" office:string-value="A {plant phenological trait} that is measured by the number of unopened flowers {$unopened flower} on a {whole plant}." calcext:value-type="string">
            <text:p>A {plant phenological trait} that is measured by the number of unopened flowers {$un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4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[.E44]; &quot;s {$&quot;; [.E44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[.E45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[.E45]; &quot;s {$&quot;; [.E45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SUBSTITUTE(SUBSTITUTE([.E46]; &quot;PO:&quot;; &quot;&quot;); &quot;'&quot;; &quot;&quot;); &quot; presence&quot;)" office:value-type="string" office:string-value="fruit presence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ruit'</text:p>
          </table:table-cell>
          <table:table-cell table:style-name="ce7" table:formula="of:=CONCATENATE(&quot;A {plant phenological trait} that is measured by the number of &quot;; SUBSTITUTE(SUBSTITUTE([.E46]; &quot;PO:&quot;; &quot;&quot;); &quot;'&quot;; &quot;&quot;); &quot;s {$&quot;; [.E46]; &quot;} on a {whole plant}.&quot;)" office:value-type="string" office:string-value="A {plant phenological trait} that is measured by the number of fruits {$PO:'fruit'} on a {whole plant}." calcext:value-type="string">
            <text:p>A {plant phenological trait} that is measured by the number of fruits {$PO:'fruit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7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[.E47]; &quot;s {$&quot;; [.E47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8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[.E48]; &quot;s {$&quot;; [.E48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table:formula="of:=CONCATENATE([.E49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[.E49]; &quot;s {$&quot;; [.E49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52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table:formula="of:=CONCATENATE([.E53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53]; &quot;s {$&quot;; [.E53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8</text:p>
          </table:table-cell>
          <table:table-cell table:formula="of:=CONCATENATE([.E54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54]; &quot;s {$&quot;; [.E54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9</text:p>
          </table:table-cell>
          <table:table-cell table:formula="of:=CONCATENATE([.E55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55]; &quot;s {$&quot;; [.E55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0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56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1</text:p>
          </table:table-cell>
          <table:table-cell table:formula="of:=CONCATENATE([.E57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57]; &quot;s {$&quot;; [.E57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2</text:p>
          </table:table-cell>
          <table:table-cell table:formula="of:=CONCATENATE([.E58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58]; &quot;s {$&quot;; [.E58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3</text:p>
          </table:table-cell>
          <table:table-cell table:formula="of:=CONCATENATE([.E59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59]; &quot;s {$&quot;; [.E59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4</text:p>
          </table:table-cell>
          <table:table-cell table:formula="of:=CONCATENATE([.E60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60]; &quot;s {$&quot;; [.E60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5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56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lass</text:p>
          </table:table-cell>
          <table:table-cell office:value-type="string" calcext:value-type="string">
            <text:p>PPO:0002057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1" table:number-rows-repeated="3">
          <table:table-cell table:number-columns-repeated="11"/>
        </table:table-row>
        <table:table-row table:style-name="ro11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1" table:number-rows-repeated="1048505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5:55:11.531346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09:53:07.361382209</dc:date>
    <dc:creator>Brian </dc:creator>
    <meta:editing-duration>P36DT7H9M45S</meta:editing-duration>
    <meta:editing-cycles>153</meta:editing-cycles>
    <meta:generator>LibreOffice/5.1.4.2$Linux_X86_64 LibreOffice_project/10m0$Build-2</meta:generator>
    <meta:document-statistic meta:table-count="1" meta:cell-count="413" meta:object-count="0"/>
  </office:meta>
</office:document-meta>
</file>